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6"/>
    <style:style style:name="ce2" style:family="table-cell" style:parent-style-name="Default">
      <style:text-properties style:font-name="DejaVu Math TeX Gyre" fo:font-size="11pt" style:font-size-asian="11pt" style:font-size-complex="11pt"/>
    </style:style>
    <style:style style:name="ce3" style:family="table-cell" style:parent-style-name="Default">
      <style:table-cell-properties fo:background-color="#ffbf00"/>
    </style:style>
    <style:style style:name="ce10" style:family="table-cell" style:parent-style-name="Default" style:data-style-name="N1"/>
    <style:style style:name="ce4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6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aneuvers</text:p>
          </table:table-cell>
          <table:table-cell table:number-columns-repeated="4"/>
          <table:table-cell table:style-name="ce2" table:number-columns-repeated="5"/>
          <table:table-cell/>
          <table:table-cell table:style-name="ce2"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" table:number-columns-repeated="5"/>
          <table:table-cell office:value-type="string" calcext:value-type="string">
            <text:p>Challenge points</text:p>
          </table:table-cell>
          <table:table-cell table:style-name="ce2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3]/6" office:value-type="float" office:value="6.66666666666667" calcext:value-type="float">
            <text:p>6.66666666666667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" table:number-columns-repeated="5"/>
          <table:table-cell table:formula="of:=[.B3]*[.C3]*(1+([.D3]-[.$E$7]-1)*0.05)*(21+[.E3]-[.$D$7])*0.05" office:value-type="float" office:value="200" calcext:value-type="float">
            <text:p>200</text:p>
          </table:table-cell>
          <table:table-cell table:style-name="ce2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B4]/6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" table:number-columns-repeated="5"/>
          <table:table-cell table:formula="of:=[.B4]*[.C4]*(1+([.D4]-[.$E$7]-1)*0.05)*(21+[.E4]-[.$D$7])*0.05" office:value-type="float" office:value="238.875" calcext:value-type="float">
            <text:p>238.87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B5]/6" office:value-type="float" office:value="7.33333333333333" calcext:value-type="float">
            <text:p>7.33333333333333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" table:number-columns-repeated="5"/>
          <table:table-cell table:formula="of:=[.B5]*[.C5]*(1+([.D5]-[.$E$7]-1)*0.05)*(21+[.E5]-[.$D$7])*0.05" office:value-type="float" office:value="262.166666666667" calcext:value-type="float">
            <text:p>262.16666666666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[.B6]/6" office:value-type="float" office:value="7.66666666666667" calcext:value-type="float">
            <text:p>7.66666666666667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" table:number-columns-repeated="5"/>
          <table:table-cell table:formula="of:=[.B6]*[.C6]*(1+([.D6]-[.$E$7]-1)*0.05)*(21+[.E6]-[.$D$7])*0.05" office:value-type="float" office:value="320.926666666667" calcext:value-type="float">
            <text:p>320.92666666666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[.B7]/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" table:number-columns-repeated="5"/>
          <table:table-cell table:formula="of:=[.B7]*[.C7]*(1+([.D7]-[.$E$7]-1)*0.05)*(21+[.E7]-[.$D$7])*0.05" office:value-type="float" office:value="349.44" calcext:value-type="float">
            <text:p>349.4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B8]/6" office:value-type="float" office:value="8.33333333333333" calcext:value-type="float">
            <text:p>8.33333333333333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" table:number-columns-repeated="5"/>
          <table:table-cell table:formula="of:=[.B8]*[.C8]*(1+([.D8]-[.$E$7]-1)*0.05)*(21+[.E8]-[.$D$7])*0.05" office:value-type="float" office:value="379.166666666667" calcext:value-type="float">
            <text:p>379.16666666666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B9]/6" office:value-type="float" office:value="8.66666666666667" calcext:value-type="float">
            <text:p>8.66666666666667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" table:number-columns-repeated="5"/>
          <table:table-cell table:formula="of:=[.B9]*[.C9]*(1+([.D9]-[.$E$7]-1)*0.05)*(21+[.E9]-[.$D$7])*0.05" office:value-type="float" office:value="456.3" calcext:value-type="float">
            <text:p>456.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[.B10]/6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[.B11]/6" office:value-type="float" office:value="9.33333333333333" calcext:value-type="float">
            <text:p>9.33333333333333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Increase:</text:p>
          </table:table-cell>
          <table:table-cell table:style-name="ce4" table:formula="of:=[.B15]/[.B7]*[.C15]/[.C7]*1.5^2" office:value-type="percentage" office:value="0.00390625000000001" calcext:value-type="percentage">
            <text:p>0.39%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B12]/6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" table:number-columns-repeated="6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333333333333334" calcext:value-type="float">
            <text:p>0.333333333333334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 table:number-rows-repeated="3">
          <table:table-cell table:number-columns-repeated="6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/>
          <table:table-cell table:style-name="ce3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5" office:value-type="string" calcext:value-type="string">
            <text:p>2 players</text:p>
          </table:table-cell>
          <table:table-cell table:style-name="ce3" office:value-type="string" calcext:value-type="string">
            <text:p>Example</text:p>
          </table:table-cell>
          <table:table-cell office:value-type="string" calcext:value-type="string">
            <text:p>Challenge points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" table:formula="of:=[.B33]/7" office:value-type="float" office:value="0.571428571428571" calcext:value-type="float">
            <text:p>0.5714285714285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K$6]*9/[.$K$33]" office:value-type="float" office:value="5054.595" calcext:value-type="float">
            <text:p>5055</text:p>
          </table:table-cell>
          <table:table-cell table:style-name="ce10" table:formula="of:=[.$K$6]*3*SQRT(3)/[.K33]" office:value-type="float" office:value="2918.27178389454" calcext:value-type="float">
            <text:p>2918</text:p>
          </table:table-cell>
          <table:table-cell table:formula="of:=[.$K$6]*3/[.K33]" office:value-type="float" office:value="1684.865" calcext:value-type="float">
            <text:p>1685</text:p>
          </table:table-cell>
          <table:table-cell office:value-type="string" calcext:value-type="string">
            <text:p>Chicken</text:p>
          </table:table-cell>
          <table:table-cell table:style-name="ce10" table:formula="of:=[.B33]*[.C33]*(1+0)*(21+[.E33]-[.D7])*0.05" office:value-type="float" office:value="0.57142857142857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[.B34]/7" office:value-type="float" office:value="1.14285714285714" calcext:value-type="float">
            <text:p>1.142857142857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K$6]*9/[.K34]" office:value-type="float" office:value="1263.64875" calcext:value-type="float">
            <text:p>1264</text:p>
          </table:table-cell>
          <table:table-cell table:style-name="ce10" table:formula="of:=[.$K$6]*3*SQRT(3)/[.K34]" office:value-type="float" office:value="729.567945973634" calcext:value-type="float">
            <text:p>730</text:p>
          </table:table-cell>
          <table:table-cell table:formula="of:=[.$K$6]*3/[.K34]" office:value-type="float" office:value="421.21625" calcext:value-type="float">
            <text:p>421</text:p>
          </table:table-cell>
          <table:table-cell office:value-type="string" calcext:value-type="string">
            <text:p>Commoner</text:p>
          </table:table-cell>
          <table:table-cell table:style-name="ce10" table:formula="of:=[.B34]*[.C34]*(1+0)*(21+[.E34]-[.D8])*0.05" office:value-type="float" office:value="2.28571428571429" calcext:value-type="float">
            <text:p>2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" table:formula="of:=[.B35]/7" office:value-type="float" office:value="1.71428571428571" calcext:value-type="float">
            <text:p>1.714285714285710</text:p>
          </table:table-cell>
          <table:table-cell office:value-type="float" office:value="10" calcext:value-type="float">
            <text:p>10</text:p>
          </table:table-cell>
          <table:table-cell table:formula="of:=[.D35]-10" office:value-type="float" office:value="0" calcext:value-type="float">
            <text:p>0</text:p>
          </table:table-cell>
          <table:table-cell/>
          <table:table-cell table:formula="of:=[.$K$6]*9/[.K35]" office:value-type="float" office:value="561.621666666667" calcext:value-type="float">
            <text:p>562</text:p>
          </table:table-cell>
          <table:table-cell table:style-name="ce10" table:formula="of:=[.$K$6]*3*SQRT(3)/[.K35]" office:value-type="float" office:value="324.252420432726" calcext:value-type="float">
            <text:p>324</text:p>
          </table:table-cell>
          <table:table-cell table:formula="of:=[.$K$6]*3/[.K35]" office:value-type="float" office:value="187.207222222222" calcext:value-type="float">
            <text:p>187</text:p>
          </table:table-cell>
          <table:table-cell office:value-type="string" calcext:value-type="string">
            <text:p>Goblin</text:p>
          </table:table-cell>
          <table:table-cell table:style-name="ce10" table:formula="of:=[.B35]*[.C35]*1*(21+[.E35]-[.D7])*0.05" office:value-type="float" office:value="5.14285714285714" calcext:value-type="float">
            <text:p>5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" table:formula="of:=[.B36]/7" office:value-type="float" office:value="2.28571428571429" calcext:value-type="float">
            <text:p>2.285714285714290</text:p>
          </table:table-cell>
          <table:table-cell office:value-type="float" office:value="12" calcext:value-type="float">
            <text:p>12</text:p>
          </table:table-cell>
          <table:table-cell table:formula="of:=[.D36]-10" office:value-type="float" office:value="2" calcext:value-type="float">
            <text:p>2</text:p>
          </table:table-cell>
          <table:table-cell/>
          <table:table-cell table:formula="of:=[.$K$6]*9/[.K36]" office:value-type="float" office:value="205.137784090909" calcext:value-type="float">
            <text:p>205</text:p>
          </table:table-cell>
          <table:table-cell table:style-name="ce10" table:formula="of:=[.$K$6]*3*SQRT(3)/[.K36]" office:value-type="float" office:value="118.43635486585" calcext:value-type="float">
            <text:p>118</text:p>
          </table:table-cell>
          <table:table-cell table:formula="of:=[.$K$6]*3/[.K36]" office:value-type="float" office:value="68.3792613636364" calcext:value-type="float">
            <text:p>68</text:p>
          </table:table-cell>
          <table:table-cell office:value-type="string" calcext:value-type="string">
            <text:p>Bandit</text:p>
          </table:table-cell>
          <table:table-cell table:style-name="ce10" table:formula="of:=[.B36]*[.C36]*(1+([.D36]-[.$E$7]-1)*0.05)*(21+[.E36]-[.$D$7])*0.05" office:value-type="float" office:value="14.08" calcext:value-type="float">
            <text:p>14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" table:formula="of:=[.B37]/7" office:value-type="float" office:value="2.85714285714286" calcext:value-type="float">
            <text:p>2.857142857142860</text:p>
          </table:table-cell>
          <table:table-cell office:value-type="float" office:value="12" calcext:value-type="float">
            <text:p>12</text:p>
          </table:table-cell>
          <table:table-cell table:formula="of:=[.D37]-10" office:value-type="float" office:value="2" calcext:value-type="float">
            <text:p>2</text:p>
          </table:table-cell>
          <table:table-cell/>
          <table:table-cell table:formula="of:=[.$K$6]*9/[.K37]" office:value-type="float" office:value="131.288181818182" calcext:value-type="float">
            <text:p>131</text:p>
          </table:table-cell>
          <table:table-cell table:style-name="ce10" table:formula="of:=[.$K$6]*3*SQRT(3)/[.K37]" office:value-type="float" office:value="75.7992671141438" calcext:value-type="float">
            <text:p>76</text:p>
          </table:table-cell>
          <table:table-cell table:formula="of:=[.$K$6]*3/[.K37]" office:value-type="float" office:value="43.7627272727273" calcext:value-type="float">
            <text:p>44</text:p>
          </table:table-cell>
          <table:table-cell office:value-type="string" calcext:value-type="string">
            <text:p>Town guard</text:p>
          </table:table-cell>
          <table:table-cell table:style-name="ce10" table:formula="of:=[.B37]*[.C37]*(1+([.D37]-[.$E$7]-1)*0.05)*(21+[.E37]-[.$D$7])*0.05"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" table:formula="of:=[.B38]/7" office:value-type="float" office:value="3.42857142857143" calcext:value-type="float">
            <text:p>3.428571428571430</text:p>
          </table:table-cell>
          <table:table-cell office:value-type="float" office:value="13" calcext:value-type="float">
            <text:p>13</text:p>
          </table:table-cell>
          <table:table-cell table:formula="of:=[.D38]-10" office:value-type="float" office:value="3" calcext:value-type="float">
            <text:p>3</text:p>
          </table:table-cell>
          <table:table-cell/>
          <table:table-cell table:formula="of:=[.$K$6]*9/[.K38]" office:value-type="float" office:value="76.3072916666667" calcext:value-type="float">
            <text:p>76</text:p>
          </table:table-cell>
          <table:table-cell table:style-name="ce10" table:formula="of:=[.$K$6]*3*SQRT(3)/[.K38]" office:value-type="float" office:value="44.0560353848813" calcext:value-type="float">
            <text:p>44</text:p>
          </table:table-cell>
          <table:table-cell table:formula="of:=[.$K$6]*3/[.K38]" office:value-type="float" office:value="25.4357638888889" calcext:value-type="float">
            <text:p>25</text:p>
          </table:table-cell>
          <table:table-cell office:value-type="string" calcext:value-type="string">
            <text:p>Orc</text:p>
          </table:table-cell>
          <table:table-cell table:style-name="ce10" table:formula="of:=[.B38]*[.C38]*(1+([.D38]-[.$E$7]-1)*0.05)*(21+[.E38]-[.$D$7])*0.05" office:value-type="float" office:value="37.8514285714286" calcext:value-type="float">
            <text:p>38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" table:formula="of:=[.B39]/7" office:value-type="float" office:value="4" calcext:value-type="float">
            <text:p>4.000000000000000</text:p>
          </table:table-cell>
          <table:table-cell office:value-type="float" office:value="13" calcext:value-type="float">
            <text:p>13</text:p>
          </table:table-cell>
          <table:table-cell table:formula="of:=[.D39]-10" office:value-type="float" office:value="3" calcext:value-type="float">
            <text:p>3</text:p>
          </table:table-cell>
          <table:table-cell/>
          <table:table-cell table:formula="of:=[.$K$6]*9/[.K39]" office:value-type="float" office:value="56.0625" calcext:value-type="float">
            <text:p>56</text:p>
          </table:table-cell>
          <table:table-cell table:style-name="ce10" table:formula="of:=[.$K$6]*3*SQRT(3)/[.K39]" office:value-type="float" office:value="32.3676994664434" calcext:value-type="float">
            <text:p>32</text:p>
          </table:table-cell>
          <table:table-cell table:formula="of:=[.$K$6]*3/[.K39]" office:value-type="float" office:value="18.6875" calcext:value-type="float">
            <text:p>19</text:p>
          </table:table-cell>
          <table:table-cell office:value-type="string" calcext:value-type="string">
            <text:p>Soldier</text:p>
          </table:table-cell>
          <table:table-cell table:style-name="ce10" table:formula="of:=[.B39]*[.C39]*(1+([.D39]-[.$E$7]-1)*0.05)*(21+[.E39]-[.$D$7])*0.05" office:value-type="float" office:value="51.52" calcext:value-type="float">
            <text:p>52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" table:formula="of:=[.B40]/7" office:value-type="float" office:value="4.57142857142857" calcext:value-type="float">
            <text:p>4.571428571428570</text:p>
          </table:table-cell>
          <table:table-cell office:value-type="float" office:value="14" calcext:value-type="float">
            <text:p>14</text:p>
          </table:table-cell>
          <table:table-cell table:formula="of:=[.D40]-10" office:value-type="float" office:value="4" calcext:value-type="float">
            <text:p>4</text:p>
          </table:table-cell>
          <table:table-cell/>
          <table:table-cell table:formula="of:=[.$K$6]*9/[.K40]" office:value-type="float" office:value="36.5639105902778" calcext:value-type="float">
            <text:p>37</text:p>
          </table:table-cell>
          <table:table-cell table:style-name="ce10" table:formula="of:=[.$K$6]*3*SQRT(3)/[.K40]" office:value-type="float" office:value="21.1101836219223" calcext:value-type="float">
            <text:p>21</text:p>
          </table:table-cell>
          <table:table-cell table:formula="of:=[.$K$6]*3/[.K40]" office:value-type="float" office:value="12.1879701967593" calcext:value-type="float">
            <text:p>12</text:p>
          </table:table-cell>
          <table:table-cell office:value-type="string" calcext:value-type="string">
            <text:p>Brown bear</text:p>
          </table:table-cell>
          <table:table-cell table:style-name="ce10" table:formula="of:=[.B40]*[.C40]*(1+([.D40]-[.$E$7]-1)*0.05)*(21+[.E40]-[.$D$7])*0.05" office:value-type="float" office:value="78.9942857142857" calcext:value-type="float">
            <text:p>79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" table:formula="of:=[.B41]/7" office:value-type="float" office:value="5.14285714285714" calcext:value-type="float">
            <text:p>5.142857142857140</text:p>
          </table:table-cell>
          <table:table-cell office:value-type="float" office:value="14" calcext:value-type="float">
            <text:p>14</text:p>
          </table:table-cell>
          <table:table-cell table:formula="of:=[.D41]-10" office:value-type="float" office:value="4" calcext:value-type="float">
            <text:p>4</text:p>
          </table:table-cell>
          <table:table-cell/>
          <table:table-cell table:formula="of:=[.$K$6]*9/[.K41]" office:value-type="float" office:value="28.8900034293553" calcext:value-type="float">
            <text:p>29</text:p>
          </table:table-cell>
          <table:table-cell table:style-name="ce10" table:formula="of:=[.$K$6]*3*SQRT(3)/[.K41]" office:value-type="float" office:value="16.6796512568275" calcext:value-type="float">
            <text:p>17</text:p>
          </table:table-cell>
          <table:table-cell table:formula="of:=[.$K$6]*3/[.K41]" office:value-type="float" office:value="9.63000114311843" calcext:value-type="float">
            <text:p>10</text:p>
          </table:table-cell>
          <table:table-cell office:value-type="string" calcext:value-type="string">
            <text:p>Bandit captain</text:p>
          </table:table-cell>
          <table:table-cell table:style-name="ce10" table:formula="of:=[.B41]*[.C41]*(1+([.D41]-[.$E$7]-1)*0.05)*(21+[.E41]-[.$D$7])*0.05" office:value-type="float" office:value="99.9771428571429" calcext:value-type="float">
            <text:p>100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" table:formula="of:=[.B42]/7" office:value-type="float" office:value="5.71428571428571" calcext:value-type="float">
            <text:p>5.714285714285710</text:p>
          </table:table-cell>
          <table:table-cell office:value-type="float" office:value="15" calcext:value-type="float">
            <text:p>15</text:p>
          </table:table-cell>
          <table:table-cell table:formula="of:=[.D42]-10" office:value-type="float" office:value="5" calcext:value-type="float">
            <text:p>5</text:p>
          </table:table-cell>
          <table:table-cell/>
          <table:table-cell table:formula="of:=[.$K$6]*9/[.K42]" office:value-type="float" office:value="20.21838" calcext:value-type="float">
            <text:p>20</text:p>
          </table:table-cell>
          <table:table-cell table:style-name="ce10" table:formula="of:=[.$K$6]*3*SQRT(3)/[.K42]" office:value-type="float" office:value="11.6730871355781" calcext:value-type="float">
            <text:p>12</text:p>
          </table:table-cell>
          <table:table-cell table:formula="of:=[.$K$6]*3/[.K42]" office:value-type="float" office:value="6.73946" calcext:value-type="float">
            <text:p>7</text:p>
          </table:table-cell>
          <table:table-cell office:value-type="string" calcext:value-type="string">
            <text:p>Blue drake</text:p>
          </table:table-cell>
          <table:table-cell table:style-name="ce10" table:formula="of:=[.B42]*[.C42]*(1+([.D42]-[.$E$7]-1)*0.05)*(21+[.E42]-[.$D$7])*0.05" office:value-type="float" office:value="142.857142857143" calcext:value-type="float">
            <text:p>143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7" table:formula="of:=[.B43]/7" office:value-type="float" office:value="6.28571428571429" calcext:value-type="float">
            <text:p>6.285714285714290</text:p>
          </table:table-cell>
          <table:table-cell office:value-type="float" office:value="15" calcext:value-type="float">
            <text:p>15</text:p>
          </table:table-cell>
          <table:table-cell table:formula="of:=[.D43]-10" office:value-type="float" office:value="5" calcext:value-type="float">
            <text:p>5</text:p>
          </table:table-cell>
          <table:table-cell/>
          <table:table-cell table:formula="of:=[.$K$6]*9/[.K43]" office:value-type="float" office:value="16.7094049586777" calcext:value-type="float">
            <text:p>17</text:p>
          </table:table-cell>
          <table:table-cell table:style-name="ce10" table:formula="of:=[.$K$6]*3*SQRT(3)/[.K43]" office:value-type="float" office:value="9.64717945089103" calcext:value-type="float">
            <text:p>10</text:p>
          </table:table-cell>
          <table:table-cell table:formula="of:=[.$K$6]*3/[.K43]" office:value-type="float" office:value="5.56980165289256" calcext:value-type="float">
            <text:p>6</text:p>
          </table:table-cell>
          <table:table-cell office:value-type="string" calcext:value-type="string">
            <text:p>Ogre</text:p>
          </table:table-cell>
          <table:table-cell table:style-name="ce10" table:formula="of:=[.B43]*[.C43]*(1+([.D43]-[.$E$7]-1)*0.05)*(21+[.E43]-[.$D$7])*0.05" office:value-type="float" office:value="172.857142857143" calcext:value-type="float">
            <text:p>173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7" table:formula="of:=[.B44]/7" office:value-type="float" office:value="6.85714285714286" calcext:value-type="float">
            <text:p>6.857142857142860</text:p>
          </table:table-cell>
          <table:table-cell office:value-type="float" office:value="15" calcext:value-type="float">
            <text:p>15</text:p>
          </table:table-cell>
          <table:table-cell table:formula="of:=[.D44]-10" office:value-type="float" office:value="5" calcext:value-type="float">
            <text:p>5</text:p>
          </table:table-cell>
          <table:table-cell/>
          <table:table-cell table:formula="of:=[.$K$6]*9/[.K44]" office:value-type="float" office:value="14.0405416666667" calcext:value-type="float">
            <text:p>14</text:p>
          </table:table-cell>
          <table:table-cell table:style-name="ce10" table:formula="of:=[.$K$6]*3*SQRT(3)/[.K44]" office:value-type="float" office:value="8.10631051081816" calcext:value-type="float">
            <text:p>8</text:p>
          </table:table-cell>
          <table:table-cell table:formula="of:=[.$K$6]*3/[.K44]" office:value-type="float" office:value="4.68018055555556" calcext:value-type="float">
            <text:p>5</text:p>
          </table:table-cell>
          <table:table-cell office:value-type="string" calcext:value-type="string">
            <text:p>Werewolf</text:p>
          </table:table-cell>
          <table:table-cell table:style-name="ce10" table:formula="of:=[.B44]*[.C44]*(1+([.D44]-[.$E$7]-1)*0.05)*(21+[.E44]-[.$D$7])*0.05" office:value-type="float" office:value="205.714285714286" calcext:value-type="float">
            <text:p>206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7" table:formula="of:=[.B45]/7" office:value-type="float" office:value="7.42857142857143" calcext:value-type="float">
            <text:p>7.428571428571430</text:p>
          </table:table-cell>
          <table:table-cell office:value-type="float" office:value="16" calcext:value-type="float">
            <text:p>16</text:p>
          </table:table-cell>
          <table:table-cell table:formula="of:=[.D45]-10" office:value-type="float" office:value="6" calcext:value-type="float">
            <text:p>6</text:p>
          </table:table-cell>
          <table:table-cell/>
          <table:table-cell table:formula="of:=[.$K$6]*9/[.K45]" office:value-type="float" office:value="10.4576385153308" calcext:value-type="float">
            <text:p>10</text:p>
          </table:table-cell>
          <table:table-cell table:style-name="ce10" table:formula="of:=[.$K$6]*3*SQRT(3)/[.K45]" office:value-type="float" office:value="6.03772041191405" calcext:value-type="float">
            <text:p>6</text:p>
          </table:table-cell>
          <table:table-cell table:formula="of:=[.$K$6]*3/[.K45]" office:value-type="float" office:value="3.48587950511027" calcext:value-type="float">
            <text:p>3</text:p>
          </table:table-cell>
          <table:table-cell office:value-type="string" calcext:value-type="string">
            <text:p>Elite soldier</text:p>
          </table:table-cell>
          <table:table-cell table:style-name="ce10" table:formula="of:=[.B45]*[.C45]*(1+([.D45]-[.$E$7]-1)*0.05)*(21+[.E45]-[.$D$7])*0.05" office:value-type="float" office:value="276.194285714286" calcext:value-type="float">
            <text:p>276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7" table:formula="of:=[.B46]/7" office:value-type="float" office:value="8" calcext:value-type="float">
            <text:p>8.000000000000000</text:p>
          </table:table-cell>
          <table:table-cell office:value-type="float" office:value="16" calcext:value-type="float">
            <text:p>16</text:p>
          </table:table-cell>
          <table:table-cell table:formula="of:=[.D46]-10" office:value-type="float" office:value="6" calcext:value-type="float">
            <text:p>6</text:p>
          </table:table-cell>
          <table:table-cell/>
          <table:table-cell table:formula="of:=[.$K$6]*9/[.K46]" office:value-type="float" office:value="9.01704545454546" calcext:value-type="float">
            <text:p>9</text:p>
          </table:table-cell>
          <table:table-cell table:style-name="ce10" table:formula="of:=[.$K$6]*3*SQRT(3)/[.K46]" office:value-type="float" office:value="5.20599362047691" calcext:value-type="float">
            <text:p>5</text:p>
          </table:table-cell>
          <table:table-cell table:formula="of:=[.$K$6]*3/[.K46]" office:value-type="float" office:value="3.00568181818182" calcext:value-type="float">
            <text:p>3</text:p>
          </table:table-cell>
          <table:table-cell office:value-type="string" calcext:value-type="string">
            <text:p>Giant crocodile</text:p>
          </table:table-cell>
          <table:table-cell table:style-name="ce10" table:formula="of:=[.B46]*[.C46]*(1+([.D46]-[.$E$7]-1)*0.05)*(21+[.E46]-[.$D$7])*0.05" office:value-type="float" office:value="320.32" calcext:value-type="float">
            <text:p>320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7" table:formula="of:=[.B47]/7" office:value-type="float" office:value="8.57142857142857" calcext:value-type="float">
            <text:p>8.571428571428570</text:p>
          </table:table-cell>
          <table:table-cell office:value-type="float" office:value="16" calcext:value-type="float">
            <text:p>16</text:p>
          </table:table-cell>
          <table:table-cell table:formula="of:=[.D47]-10" office:value-type="float" office:value="6" calcext:value-type="float">
            <text:p>6</text:p>
          </table:table-cell>
          <table:table-cell/>
          <table:table-cell table:formula="of:=[.$K$6]*9/[.K47]" office:value-type="float" office:value="7.85484848484849" calcext:value-type="float">
            <text:p>8</text:p>
          </table:table-cell>
          <table:table-cell table:style-name="ce10" table:formula="of:=[.$K$6]*3*SQRT(3)/[.K47]" office:value-type="float" office:value="4.534998887171" calcext:value-type="float">
            <text:p>5</text:p>
          </table:table-cell>
          <table:table-cell table:formula="of:=[.$K$6]*3/[.K47]" office:value-type="float" office:value="2.61828282828283" calcext:value-type="float">
            <text:p>3</text:p>
          </table:table-cell>
          <table:table-cell office:value-type="string" calcext:value-type="string">
            <text:p>Red drake</text:p>
          </table:table-cell>
          <table:table-cell table:style-name="ce10" table:formula="of:=[.B47]*[.C47]*(1+([.D47]-[.$E$7]-1)*0.05)*(21+[.E47]-[.$D$7])*0.05" office:value-type="float" office:value="367.714285714286" calcext:value-type="float">
            <text:p>368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" table:formula="of:=[.B48]/7" office:value-type="float" office:value="9.14285714285714" calcext:value-type="float">
            <text:p>9.142857142857140</text:p>
          </table:table-cell>
          <table:table-cell office:value-type="float" office:value="17" calcext:value-type="float">
            <text:p>17</text:p>
          </table:table-cell>
          <table:table-cell table:formula="of:=[.D48]-10" office:value-type="float" office:value="7" calcext:value-type="float">
            <text:p>7</text:p>
          </table:table-cell>
          <table:table-cell/>
          <table:table-cell table:formula="of:=[.$K$6]*9/[.K48]" office:value-type="float" office:value="6.09398509837963" calcext:value-type="float">
            <text:p>6</text:p>
          </table:table-cell>
          <table:table-cell table:style-name="ce10" table:formula="of:=[.$K$6]*3*SQRT(3)/[.K48]" office:value-type="float" office:value="3.51836393698705" calcext:value-type="float">
            <text:p>4</text:p>
          </table:table-cell>
          <table:table-cell table:formula="of:=[.$K$6]*3/[.K48]" office:value-type="float" office:value="2.03132836612654" calcext:value-type="float">
            <text:p>2</text:p>
          </table:table-cell>
          <table:table-cell office:value-type="string" calcext:value-type="string">
            <text:p>Mammoth</text:p>
          </table:table-cell>
          <table:table-cell table:style-name="ce10" table:formula="of:=[.B48]*[.C48]*(1+([.D48]-[.$E$7]-1)*0.05)*(21+[.E48]-[.$D$7])*0.05" office:value-type="float" office:value="473.965714285714" calcext:value-type="float">
            <text:p>474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style-name="ce7" table:formula="of:=[.B49]/7" office:value-type="float" office:value="9.71428571428571" calcext:value-type="float">
            <text:p>9.714285714285710</text:p>
          </table:table-cell>
          <table:table-cell office:value-type="float" office:value="17" calcext:value-type="float">
            <text:p>17</text:p>
          </table:table-cell>
          <table:table-cell table:formula="of:=[.D49]-10" office:value-type="float" office:value="7" calcext:value-type="float">
            <text:p>7</text:p>
          </table:table-cell>
          <table:table-cell/>
          <table:table-cell table:formula="of:=[.$K$6]*9/[.K49]" office:value-type="float" office:value="5.39813212866846" calcext:value-type="float">
            <text:p>5</text:p>
          </table:table-cell>
          <table:table-cell table:style-name="ce10" table:formula="of:=[.$K$6]*3*SQRT(3)/[.K49]" office:value-type="float" office:value="3.1166130376079" calcext:value-type="float">
            <text:p>3</text:p>
          </table:table-cell>
          <table:table-cell table:formula="of:=[.$K$6]*3/[.K49]" office:value-type="float" office:value="1.79937737622282" calcext:value-type="float">
            <text:p>2</text:p>
          </table:table-cell>
          <table:table-cell office:value-type="string" calcext:value-type="string">
            <text:p>Chimera</text:p>
          </table:table-cell>
          <table:table-cell table:style-name="ce10" table:formula="of:=[.B49]*[.C49]*(1+([.D49]-[.$E$7]-1)*0.05)*(21+[.E49]-[.$D$7])*0.05" office:value-type="float" office:value="535.062857142857" calcext:value-type="float">
            <text:p>535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style-name="ce7" table:formula="of:=[.B50]/7" office:value-type="float" office:value="10.2857142857143" calcext:value-type="float">
            <text:p>10.285714285714300</text:p>
          </table:table-cell>
          <table:table-cell office:value-type="float" office:value="17" calcext:value-type="float">
            <text:p>17</text:p>
          </table:table-cell>
          <table:table-cell table:formula="of:=[.D50]-10" office:value-type="float" office:value="7" calcext:value-type="float">
            <text:p>7</text:p>
          </table:table-cell>
          <table:table-cell/>
          <table:table-cell table:formula="of:=[.$K$6]*9/[.K50]" office:value-type="float" office:value="4.81500057155921" calcext:value-type="float">
            <text:p>5</text:p>
          </table:table-cell>
          <table:table-cell table:style-name="ce10" table:formula="of:=[.$K$6]*3*SQRT(3)/[.K50]" office:value-type="float" office:value="2.77994187613791" calcext:value-type="float">
            <text:p>3</text:p>
          </table:table-cell>
          <table:table-cell table:formula="of:=[.$K$6]*3/[.K50]" office:value-type="float" office:value="1.60500019051974" calcext:value-type="float">
            <text:p>2</text:p>
          </table:table-cell>
          <table:table-cell office:value-type="string" calcext:value-type="string">
            <text:p>Triceratops</text:p>
          </table:table-cell>
          <table:table-cell table:style-name="ce10" table:formula="of:=[.B50]*[.C50]*(1+([.D50]-[.$E$7]-1)*0.05)*(21+[.E50]-[.$D$7])*0.05" office:value-type="float" office:value="599.862857142857" calcext:value-type="float">
            <text:p>600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style-name="ce7" table:formula="of:=[.B51]/7" office:value-type="float" office:value="10.8571428571429" calcext:value-type="float">
            <text:p>10.857142857142900</text:p>
          </table:table-cell>
          <table:table-cell office:value-type="float" office:value="18" calcext:value-type="float">
            <text:p>18</text:p>
          </table:table-cell>
          <table:table-cell table:formula="of:=[.D51]-10" office:value-type="float" office:value="8" calcext:value-type="float">
            <text:p>8</text:p>
          </table:table-cell>
          <table:table-cell/>
          <table:table-cell table:formula="of:=[.$K$6]*9/[.K51]" office:value-type="float" office:value="3.84660664819945" calcext:value-type="float">
            <text:p>4</text:p>
          </table:table-cell>
          <table:table-cell table:style-name="ce10" table:formula="of:=[.$K$6]*3*SQRT(3)/[.K51]" office:value-type="float" office:value="2.22083938380455" calcext:value-type="float">
            <text:p>2</text:p>
          </table:table-cell>
          <table:table-cell table:formula="of:=[.$K$6]*3/[.K51]" office:value-type="float" office:value="1.28220221606648" calcext:value-type="float">
            <text:p>1</text:p>
          </table:table-cell>
          <table:table-cell office:value-type="string" calcext:value-type="string">
            <text:p>Giant</text:p>
          </table:table-cell>
          <table:table-cell table:style-name="ce10" table:formula="of:=[.B51]*[.C51]*(1+([.D51]-[.$E$7]-1)*0.05)*(21+[.E51]-[.$D$7])*0.05" office:value-type="float" office:value="750.88" calcext:value-type="float">
            <text:p>751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7" table:formula="of:=[.B52]/7" office:value-type="float" office:value="11.4285714285714" calcext:value-type="float">
            <text:p>11.428571428571400</text:p>
          </table:table-cell>
          <table:table-cell office:value-type="float" office:value="18" calcext:value-type="float">
            <text:p>18</text:p>
          </table:table-cell>
          <table:table-cell table:formula="of:=[.D52]-10" office:value-type="float" office:value="8" calcext:value-type="float">
            <text:p>8</text:p>
          </table:table-cell>
          <table:table-cell/>
          <table:table-cell table:formula="of:=[.$K$6]*9/[.K52]" office:value-type="float" office:value="3.4715625" calcext:value-type="float">
            <text:p>3</text:p>
          </table:table-cell>
          <table:table-cell table:style-name="ce10" table:formula="of:=[.$K$6]*3*SQRT(3)/[.K52]" office:value-type="float" office:value="2.00430754388361" calcext:value-type="float">
            <text:p>2</text:p>
          </table:table-cell>
          <table:table-cell table:formula="of:=[.$K$6]*3/[.K52]" office:value-type="float" office:value="1.1571875" calcext:value-type="float">
            <text:p>1</text:p>
          </table:table-cell>
          <table:table-cell office:value-type="string" calcext:value-type="string">
            <text:p>Vampire</text:p>
          </table:table-cell>
          <table:table-cell table:style-name="ce10" table:formula="of:=[.B52]*[.C52]*(1+([.D52]-[.$E$7]-1)*0.05)*(21+[.E52]-[.$D$7])*0.05" office:value-type="float" office:value="832" calcext:value-type="float">
            <text:p>832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style-name="ce7" table:formula="of:=[.B53]/7" office:value-type="float" office:value="12" calcext:value-type="float">
            <text:p>12.000000000000000</text:p>
          </table:table-cell>
          <table:table-cell office:value-type="float" office:value="18" calcext:value-type="float">
            <text:p>18</text:p>
          </table:table-cell>
          <table:table-cell table:formula="of:=[.D53]-10" office:value-type="float" office:value="8" calcext:value-type="float">
            <text:p>8</text:p>
          </table:table-cell>
          <table:table-cell/>
          <table:table-cell table:formula="of:=[.$K$6]*9/[.K53]" office:value-type="float" office:value="3.14880952380952" calcext:value-type="float">
            <text:p>3</text:p>
          </table:table-cell>
          <table:table-cell table:style-name="ce10" table:formula="of:=[.$K$6]*3*SQRT(3)/[.K53]" office:value-type="float" office:value="1.81796602619829" calcext:value-type="float">
            <text:p>2</text:p>
          </table:table-cell>
          <table:table-cell table:formula="of:=[.$K$6]*3/[.K53]" office:value-type="float" office:value="1.04960317460317" calcext:value-type="float">
            <text:p>1</text:p>
          </table:table-cell>
          <table:table-cell office:value-type="string" calcext:value-type="string">
            <text:p>T. Rex</text:p>
          </table:table-cell>
          <table:table-cell table:style-name="ce10" table:formula="of:=[.B53]*[.C53]*(1+([.D53]-[.$E$7]-1)*0.05)*(21+[.E53]-[.$D$7])*0.05" office:value-type="float" office:value="917.28" calcext:value-type="float">
            <text:p>917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style-name="ce7" table:formula="of:=[.B54]/7" office:value-type="float" office:value="12.5714285714286" calcext:value-type="float">
            <text:p>12.571428571428600</text:p>
          </table:table-cell>
          <table:table-cell office:value-type="float" office:value="19" calcext:value-type="float">
            <text:p>19</text:p>
          </table:table-cell>
          <table:table-cell table:formula="of:=[.D54]-10" office:value-type="float" office:value="9" calcext:value-type="float">
            <text:p>9</text:p>
          </table:table-cell>
          <table:table-cell/>
          <table:table-cell table:formula="of:=[.$K$6]*9/[.K54]" office:value-type="float" office:value="2.57226061555999" calcext:value-type="float">
            <text:p>3</text:p>
          </table:table-cell>
          <table:table-cell table:style-name="ce10" table:formula="of:=[.$K$6]*3*SQRT(3)/[.K54]" office:value-type="float" office:value="1.48509535881943" calcext:value-type="float">
            <text:p>1</text:p>
          </table:table-cell>
          <table:table-cell table:formula="of:=[.$K$6]*3/[.K54]" office:value-type="float" office:value="0.857420205186663" calcext:value-type="float">
            <text:p>1</text:p>
          </table:table-cell>
          <table:table-cell office:value-type="string" calcext:value-type="string">
            <text:p>Sea serpent</text:p>
          </table:table-cell>
          <table:table-cell table:style-name="ce10" table:formula="of:=[.B54]*[.C54]*(1+([.D54]-[.$E$7]-1)*0.05)*(21+[.E54]-[.$D$7])*0.05" office:value-type="float" office:value="1122.88" calcext:value-type="float">
            <text:p>1123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style-name="ce7" table:formula="of:=[.B55]/7" office:value-type="float" office:value="13.1428571428571" calcext:value-type="float">
            <text:p>13.142857142857100</text:p>
          </table:table-cell>
          <table:table-cell office:value-type="float" office:value="19" calcext:value-type="float">
            <text:p>19</text:p>
          </table:table-cell>
          <table:table-cell table:formula="of:=[.D55]-10" office:value-type="float" office:value="9" calcext:value-type="float">
            <text:p>9</text:p>
          </table:table-cell>
          <table:table-cell/>
          <table:table-cell table:formula="of:=[.$K$6]*9/[.K55]" office:value-type="float" office:value="2.35344827586207" calcext:value-type="float">
            <text:p>2</text:p>
          </table:table-cell>
          <table:table-cell table:style-name="ce10" table:formula="of:=[.$K$6]*3*SQRT(3)/[.K55]" office:value-type="float" office:value="1.35876399559283" calcext:value-type="float">
            <text:p>1</text:p>
          </table:table-cell>
          <table:table-cell table:formula="of:=[.$K$6]*3/[.K55]" office:value-type="float" office:value="0.78448275862069" calcext:value-type="float">
            <text:p>1</text:p>
          </table:table-cell>
          <table:table-cell office:value-type="string" calcext:value-type="string">
            <text:p>Dragon</text:p>
          </table:table-cell>
          <table:table-cell table:style-name="ce10" table:formula="of:=[.B55]*[.C55]*(1+([.D55]-[.$E$7]-1)*0.05)*(21+[.E55]-[.$D$7])*0.05" office:value-type="float" office:value="1227.28" calcext:value-type="float">
            <text:p>1227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style-name="ce7" table:formula="of:=[.B56]/7" office:value-type="float" office:value="13.7142857142857" calcext:value-type="float">
            <text:p>13.714285714285700</text:p>
          </table:table-cell>
          <table:table-cell office:value-type="float" office:value="19" calcext:value-type="float">
            <text:p>19</text:p>
          </table:table-cell>
          <table:table-cell table:formula="of:=[.D56]-10" office:value-type="float" office:value="9" calcext:value-type="float">
            <text:p>9</text:p>
          </table:table-cell>
          <table:table-cell/>
          <table:table-cell table:formula="of:=[.$K$6]*9/[.K56]" office:value-type="float" office:value="2.16141343390805" calcext:value-type="float">
            <text:p>2</text:p>
          </table:table-cell>
          <table:table-cell table:style-name="ce10" table:formula="of:=[.$K$6]*3*SQRT(3)/[.K56]" office:value-type="float" office:value="1.24789262789688" calcext:value-type="float">
            <text:p>1</text:p>
          </table:table-cell>
          <table:table-cell table:formula="of:=[.$K$6]*3/[.K56]" office:value-type="float" office:value="0.720471144636016" calcext:value-type="float">
            <text:p>1</text:p>
          </table:table-cell>
          <table:table-cell office:value-type="string" calcext:value-type="string">
            <text:p>Pit fiend</text:p>
          </table:table-cell>
          <table:table-cell table:style-name="ce10" table:formula="of:=[.B56]*[.C56]*(1+([.D56]-[.$E$7]-1)*0.05)*(21+[.E56]-[.$D$7])*0.05" office:value-type="float" office:value="1336.32" calcext:value-type="float">
            <text:p>1336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7" table:formula="of:=[.B57]/7" office:value-type="float" office:value="14.2857142857143" calcext:value-type="float">
            <text:p>14.285714285714300</text:p>
          </table:table-cell>
          <table:table-cell office:value-type="float" office:value="20" calcext:value-type="float">
            <text:p>20</text:p>
          </table:table-cell>
          <table:table-cell table:formula="of:=[.D57]-10" office:value-type="float" office:value="10" calcext:value-type="float">
            <text:p>10</text:p>
          </table:table-cell>
          <table:table-cell/>
          <table:table-cell table:formula="of:=[.$K$6]*9/[.K57]" office:value-type="float" office:value="1.79718933333333" calcext:value-type="float">
            <text:p>2</text:p>
          </table:table-cell>
          <table:table-cell table:style-name="ce10" table:formula="of:=[.$K$6]*3*SQRT(3)/[.K57]" office:value-type="float" office:value="1.03760774538472" calcext:value-type="float">
            <text:p>1</text:p>
          </table:table-cell>
          <table:table-cell table:formula="of:=[.$K$6]*3/[.K57]" office:value-type="float" office:value="0.599063111111111" calcext:value-type="float">
            <text:p>1</text:p>
          </table:table-cell>
          <table:table-cell office:value-type="string" calcext:value-type="string">
            <text:p>Balor</text:p>
          </table:table-cell>
          <table:table-cell table:style-name="ce10" table:formula="of:=[.B57]*[.C57]*(1+([.D57]-[.$E$7]-1)*0.05)*(21+[.E57]-[.$D$7])*0.05" office:value-type="float" office:value="1607.14285714286" calcext:value-type="float">
            <text:p>1607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table:style-name="ce7" table:formula="of:=[.B58]/7" office:value-type="float" office:value="14.8571428571429" calcext:value-type="float">
            <text:p>14.857142857142900</text:p>
          </table:table-cell>
          <table:table-cell office:value-type="float" office:value="20" calcext:value-type="float">
            <text:p>20</text:p>
          </table:table-cell>
          <table:table-cell table:formula="of:=[.D58]-10" office:value-type="float" office:value="10" calcext:value-type="float">
            <text:p>10</text:p>
          </table:table-cell>
          <table:table-cell/>
          <table:table-cell table:formula="of:=[.$K$6]*9/[.K58]" office:value-type="float" office:value="1.66160256410256" calcext:value-type="float">
            <text:p>2</text:p>
          </table:table-cell>
          <table:table-cell table:style-name="ce10" table:formula="of:=[.$K$6]*3*SQRT(3)/[.K58]" office:value-type="float" office:value="0.959326687670788" calcext:value-type="float">
            <text:p>1</text:p>
          </table:table-cell>
          <table:table-cell table:formula="of:=[.$K$6]*3/[.K58]" office:value-type="float" office:value="0.553867521367521" calcext:value-type="float">
            <text:p>1</text:p>
          </table:table-cell>
          <table:table-cell office:value-type="string" calcext:value-type="string">
            <text:p>Solar</text:p>
          </table:table-cell>
          <table:table-cell table:style-name="ce10" table:formula="of:=[.B58]*[.C58]*(1+([.D58]-[.$E$7]-1)*0.05)*(21+[.E58]-[.$D$7])*0.05" office:value-type="float" office:value="1738.28571428571" calcext:value-type="float">
            <text:p>1738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table:style-name="ce7" table:formula="of:=[.B59]/7" office:value-type="float" office:value="15.4285714285714" calcext:value-type="float">
            <text:p>15.428571428571400</text:p>
          </table:table-cell>
          <table:table-cell office:value-type="float" office:value="20" calcext:value-type="float">
            <text:p>20</text:p>
          </table:table-cell>
          <table:table-cell table:formula="of:=[.D59]-10" office:value-type="float" office:value="10" calcext:value-type="float">
            <text:p>10</text:p>
          </table:table-cell>
          <table:table-cell/>
          <table:table-cell table:formula="of:=[.$K$6]*9/[.K59]" office:value-type="float" office:value="1.54080018289895" calcext:value-type="float">
            <text:p>2</text:p>
          </table:table-cell>
          <table:table-cell table:style-name="ce10" table:formula="of:=[.$K$6]*3*SQRT(3)/[.K59]" office:value-type="float" office:value="0.889581400364132" calcext:value-type="float">
            <text:p>1</text:p>
          </table:table-cell>
          <table:table-cell table:formula="of:=[.$K$6]*3/[.K59]" office:value-type="float" office:value="0.513600060966316" calcext:value-type="float">
            <text:p>1</text:p>
          </table:table-cell>
          <table:table-cell office:value-type="string" calcext:value-type="string">
            <text:p>Lich</text:p>
          </table:table-cell>
          <table:table-cell table:style-name="ce10" table:formula="of:=[.B59]*[.C59]*(1+([.D59]-[.$E$7]-1)*0.05)*(21+[.E59]-[.$D$7])*0.05" office:value-type="float" office:value="1874.57142857143" calcext:value-type="float">
            <text:p>1875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7" table:formula="of:=[.B60]/7" office:value-type="float" office:value="16" calcext:value-type="float">
            <text:p>16.000000000000000</text:p>
          </table:table-cell>
          <table:table-cell office:value-type="float" office:value="21" calcext:value-type="float">
            <text:p>21</text:p>
          </table:table-cell>
          <table:table-cell table:formula="of:=[.D60]-10" office:value-type="float" office:value="11" calcext:value-type="float">
            <text:p>11</text:p>
          </table:table-cell>
          <table:table-cell/>
          <table:table-cell table:formula="of:=[.$K$6]*9/[.K60]" office:value-type="float" office:value="1.29983618951613" calcext:value-type="float">
            <text:p>1</text:p>
          </table:table-cell>
          <table:table-cell table:style-name="ce10" table:formula="of:=[.$K$6]*3*SQRT(3)/[.K60]" office:value-type="float" office:value="0.750460773919555" calcext:value-type="float">
            <text:p>1</text:p>
          </table:table-cell>
          <table:table-cell table:formula="of:=[.$K$6]*3/[.K60]" office:value-type="float" office:value="0.43327872983871" calcext:value-type="float">
            <text:p>0</text:p>
          </table:table-cell>
          <table:table-cell office:value-type="string" calcext:value-type="string">
            <text:p>Kraken</text:p>
          </table:table-cell>
          <table:table-cell table:style-name="ce10" table:formula="of:=[.B60]*[.C60]*(1+([.D60]-[.$E$7]-1)*0.05)*(21+[.E60]-[.$D$7])*0.05" office:value-type="float" office:value="2222.08" calcext:value-type="float">
            <text:p>2222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table:style-name="ce7" table:formula="of:=[.B61]/7" office:value-type="float" office:value="16.5714285714286" calcext:value-type="float">
            <text:p>16.571428571428600</text:p>
          </table:table-cell>
          <table:table-cell office:value-type="float" office:value="21" calcext:value-type="float">
            <text:p>21</text:p>
          </table:table-cell>
          <table:table-cell table:formula="of:=[.D61]-10" office:value-type="float" office:value="11" calcext:value-type="float">
            <text:p>11</text:p>
          </table:table-cell>
          <table:table-cell/>
          <table:table-cell table:formula="of:=[.$K$6]*9/[.K61]" office:value-type="float" office:value="1.21173789843121" calcext:value-type="float">
            <text:p>1</text:p>
          </table:table-cell>
          <table:table-cell table:style-name="ce10" table:formula="of:=[.$K$6]*3*SQRT(3)/[.K61]" office:value-type="float" office:value="0.699597201846529" calcext:value-type="float">
            <text:p>1</text:p>
          </table:table-cell>
          <table:table-cell table:formula="of:=[.$K$6]*3/[.K61]" office:value-type="float" office:value="0.403912632810402" calcext:value-type="float">
            <text:p>0</text:p>
          </table:table-cell>
          <table:table-cell office:value-type="string" calcext:value-type="string">
            <text:p>Ancient dragon</text:p>
          </table:table-cell>
          <table:table-cell table:style-name="ce10" table:formula="of:=[.B61]*[.C61]*(1+([.D61]-[.$E$7]-1)*0.05)*(21+[.E61]-[.$D$7])*0.05" office:value-type="float" office:value="2383.63428571429" calcext:value-type="float">
            <text:p>2384</text:p>
          </table:table-cell>
          <table:table-cell table:number-columns-repeated="10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0" calcext:value-type="float">
            <text:p>120</text:p>
          </table:table-cell>
          <table:table-cell table:style-name="ce7" table:formula="of:=[.B62]/7" office:value-type="float" office:value="17.1428571428571" calcext:value-type="float">
            <text:p>17.1428571428571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formula="of:=[.$K$6]*9/[.K62]" office:value-type="float" office:value="1.03239276960784" calcext:value-type="float">
            <text:p>1</text:p>
          </table:table-cell>
          <table:table-cell table:style-name="ce10" table:formula="of:=[.$K$6]*3*SQRT(3)/[.K62]" office:value-type="float" office:value="0.596052243442512" calcext:value-type="float">
            <text:p>1</text:p>
          </table:table-cell>
          <table:table-cell table:formula="of:=[.$K$6]*3/[.K62]" office:value-type="float" office:value="0.344130923202614" calcext:value-type="float">
            <text:p>0</text:p>
          </table:table-cell>
          <table:table-cell office:value-type="string" calcext:value-type="string">
            <text:p>Demon lord</text:p>
          </table:table-cell>
          <table:table-cell table:style-name="ce10" table:formula="of:=[.B62]*[.C62]*(1+([.D62]-[.$E$7]-1)*0.05)*(21+[.E62]-[.$D$7])*0.05" office:value-type="float" office:value="2797.71428571429" calcext:value-type="float">
            <text:p>2798</text:p>
          </table:table-cell>
          <table:table-cell table:number-columns-repeated="10"/>
        </table:table-row>
        <table:table-row table:style-name="ro2" table:number-rows-repeated="2">
          <table:table-cell table:number-columns-repeated="6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61]-[.C60]" office:value-type="float" office:value="0.571428571428573" calcext:value-type="float">
            <text:p>0.571428571428573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 table:number-rows-repeated="2">
          <table:table-cell table:number-columns-repeated="6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2-10-29T15:23:15.034024845</dc:date>
    <meta:editing-duration>PT17H24M38S</meta:editing-duration>
    <meta:editing-cycles>5</meta:editing-cycles>
    <meta:generator>LibreOffice/7.3.6.2$Linux_X86_64 LibreOffice_project/30$Build-2</meta:generator>
    <meta:document-statistic meta:table-count="1" meta:cell-count="405" meta:object-count="0"/>
  </office:meta>
</office:document-meta>
</file>